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
      <style:table-properties style:width="6.925in" style:page-number="auto"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afcd" officeooo:paragraph-rsid="0010afcd"/>
    </style:style>
    <style:style style:name="P2" style:family="paragraph" style:parent-style-name="Standard">
      <style:paragraph-properties fo:text-align="center" style:justify-single-word="false"/>
      <style:text-properties fo:font-weight="bold" officeooo:rsid="0010afcd" officeooo:paragraph-rsid="0010afcd" style:font-weight-asian="bold" style:font-weight-complex="bold"/>
    </style:style>
    <style:style style:name="P3" style:family="paragraph" style:parent-style-name="Standard">
      <style:paragraph-properties fo:text-align="start" style:justify-single-word="false"/>
      <style:text-properties fo:font-weight="bold" officeooo:rsid="0010afcd" officeooo:paragraph-rsid="0010afcd" style:font-weight-asian="bold" style:font-weight-complex="bold"/>
    </style:style>
    <style:style style:name="P4" style:family="paragraph" style:parent-style-name="Standard">
      <style:paragraph-properties fo:text-align="start" style:justify-single-word="false"/>
      <style:text-properties fo:font-style="italic" fo:font-weight="bold" officeooo:rsid="0010afcd" officeooo:paragraph-rsid="0010afc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tyle="italic" fo:font-weight="normal" officeooo:rsid="0010afcd" officeooo:paragraph-rsid="0010afcd"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fo:font-style="normal" fo:font-weight="bold" officeooo:rsid="0010afcd" officeooo:paragraph-rsid="0010afcd"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officeooo:rsid="0010afcd" officeooo:paragraph-rsid="0014e12b" style:font-style-asian="normal" style:font-weight-asian="bold" style:font-style-complex="normal" style:font-weight-complex="bold"/>
    </style:style>
    <style:style style:name="P8" style:family="paragraph" style:parent-style-name="Standard" style:master-page-name="">
      <style:paragraph-properties fo:margin-left="1in" fo:margin-right="0in" fo:text-align="start" style:justify-single-word="false" fo:text-indent="-1in" style:auto-text-indent="false" style:page-number="auto"/>
      <style:text-properties fo:font-style="italic" fo:font-weight="bold" officeooo:rsid="0010afcd" officeooo:paragraph-rsid="0010afcd" style:font-style-asian="italic" style:font-weight-asian="bold" style:font-style-complex="italic" style:font-weight-complex="bold"/>
    </style:style>
    <style:style style:name="P9" style:family="paragraph" style:parent-style-name="Standard">
      <style:paragraph-properties fo:margin-left="1in" fo:margin-right="0in" fo:text-align="start" style:justify-single-word="false" fo:text-indent="-1in" style:auto-text-indent="false"/>
      <style:text-properties fo:font-style="italic" fo:font-weight="bold" officeooo:rsid="0010afcd" officeooo:paragraph-rsid="0010afcd" style:font-style-asian="italic" style:font-weight-asian="bold" style:font-style-complex="italic" style:font-weight-complex="bold"/>
    </style:style>
    <style:style style:name="P10" style:family="paragraph" style:parent-style-name="Standard">
      <style:paragraph-properties fo:margin-left="1in" fo:margin-right="0in" fo:text-align="start" style:justify-single-word="false" fo:text-indent="-1in" style:auto-text-indent="false"/>
      <style:text-properties fo:font-style="italic" fo:font-weight="bold" officeooo:rsid="0010afcd" officeooo:paragraph-rsid="00130dbc" style:font-style-asian="italic" style:font-weight-asian="bold" style:font-style-complex="italic" style:font-weight-complex="bold"/>
    </style:style>
    <style:style style:name="P11" style:family="paragraph" style:parent-style-name="Standard">
      <style:paragraph-properties fo:margin-left="1in" fo:margin-right="0in" fo:text-align="start" style:justify-single-word="false" fo:text-indent="-1in" style:auto-text-indent="false"/>
      <style:text-properties fo:font-style="normal" fo:font-weight="bold" officeooo:rsid="0010afcd" officeooo:paragraph-rsid="00130dbc" style:font-style-asian="normal" style:font-weight-asian="bold" style:font-style-complex="normal"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style="italic" fo:font-weight="bold" officeooo:rsid="0013d7f3" officeooo:paragraph-rsid="0013d7f3" style:font-style-asian="italic" style:font-weight-asian="bold" style:font-style-complex="italic" style:font-weight-complex="bold"/>
    </style:style>
    <style:style style:name="P13" style:family="paragraph" style:parent-style-name="Standard">
      <style:paragraph-properties fo:margin-left="0in" fo:margin-right="0in" fo:text-align="start" style:justify-single-word="false" fo:text-indent="0in" style:auto-text-indent="false"/>
      <style:text-properties style:font-name="Liberation Mono" fo:font-style="italic" fo:font-weight="bold" officeooo:rsid="0013d7f3" officeooo:paragraph-rsid="0013d7f3" style:font-style-asian="italic" style:font-weight-asian="bold" style:font-style-complex="italic" style:font-weight-complex="bold"/>
    </style:style>
    <style:style style:name="P14" style:family="paragraph" style:parent-style-name="Standard">
      <style:paragraph-properties fo:margin-left="0in" fo:margin-right="0in" fo:text-align="start" style:justify-single-word="false" fo:text-indent="0in" style:auto-text-indent="false"/>
      <style:text-properties style:font-name="Liberation Serif" fo:font-style="italic" fo:font-weight="bold" officeooo:rsid="0014e12b" officeooo:paragraph-rsid="0014e12b" style:font-style-asian="italic" style:font-weight-asian="bold" style:font-style-complex="italic" style:font-weight-complex="bold"/>
    </style:style>
    <style:style style:name="P15" style:family="paragraph" style:parent-style-name="Table_20_Contents">
      <style:paragraph-properties fo:text-align="start" style:justify-single-word="false"/>
      <style:text-properties style:font-name="Liberation Serif"/>
    </style:style>
    <style:style style:name="P16" style:family="paragraph" style:parent-style-name="Table_20_Contents">
      <style:paragraph-properties fo:text-align="start" style:justify-single-word="false"/>
      <style:text-properties style:font-name="Liberation Serif" officeooo:rsid="0014e12b" officeooo:paragraph-rsid="0014e12b"/>
    </style:style>
    <style:style style:name="P17" style:family="paragraph" style:parent-style-name="Table_20_Contents">
      <style:paragraph-properties fo:text-align="start" style:justify-single-word="false"/>
      <style:text-properties style:font-name="Liberation Serif" fo:font-weight="bold" officeooo:rsid="0014e12b" officeooo:paragraph-rsid="0014e12b" style:font-weight-asian="bold" style:font-weight-complex="bold"/>
    </style:style>
    <style:style style:name="P18" style:family="paragraph" style:parent-style-name="Table_20_Contents" style:list-style-name="L1">
      <style:paragraph-properties fo:margin-left="0.0618in" fo:margin-right="0in" fo:text-align="start" style:justify-single-word="false" fo:text-indent="0in" style:auto-text-indent="false" text:number-lines="false" text:line-number="0"/>
      <style:text-properties style:font-name="Liberation Serif" officeooo:rsid="0014e12b" officeooo:paragraph-rsid="0014e12b"/>
    </style:style>
    <style:style style:name="T1" style:family="text">
      <style:text-properties fo:font-weight="normal" style:font-weight-asian="normal" style:font-weight-complex="normal"/>
    </style:style>
    <style:style style:name="T2" style:family="text">
      <style:text-properties fo:font-weight="normal" officeooo:rsid="0013d7f3" style:font-weight-asian="normal" style:font-weight-complex="normal"/>
    </style:style>
    <style:style style:name="T3" style:family="text">
      <style:text-properties fo:font-weight="normal" officeooo:rsid="0014e12b"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30dbc" style:font-style-asian="normal" style:font-weight-asian="normal" style:font-style-complex="normal" style:font-weight-complex="normal"/>
    </style:style>
    <style:style style:name="T6" style:family="text">
      <style:text-properties officeooo:rsid="00154e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sidy Brown – cmb195</text:p>
      <text:p text:style-name="P1">EECS 338</text:p>
      <text:p text:style-name="P1">12/6/2016</text:p>
      <text:p text:style-name="P1"/>
      <text:p text:style-name="P2">Final Project Progress Report (Beta)</text:p>
      <text:p text:style-name="P3"/>
      <text:p text:style-name="P4">Project Description</text:p>
      <text:p text:style-name="P7"><text:span text:style-name="T1">My project simulates a CPU scheduler. </text:span><text:span text:style-name="T2">I plan to </text:span><text:span text:style-name="T3">compare</text:span><text:span text:style-name="T2"> first come, first served </text:span><text:span text:style-name="T3">(FCFS)</text:span><text:span text:style-name="T2">, shortest job first </text:span><text:span text:style-name="T3">(SJF)</text:span><text:span text:style-name="T2">, shortest time remaining first </text:span><text:span text:style-name="T3">(STRF)</text:span><text:span text:style-name="T2">, and round robin </text:span><text:span text:style-name="T3">(RR)</text:span><text:span text:style-name="T2"> approaches by </text:span><text:span text:style-name="T3">examining </text:span><text:span text:style-name="T2">their CPU utilization, <text:s/>throughput, turnaround time, waiting time, and response time.</text:span></text:p>
      <text:p text:style-name="P7"/>
      <text:p text:style-name="P7"><text:span text:style-name="T2">I use a loop with a counter to simulate the clock </text:span><text:span text:style-name="T3">and have a queue of “processes,” structs that have metadata and an array of burst times to represent how much CPU time they get in one shot. The processes are rotated through, given “CPU time,” while collecting data about how long it takes, according to the loop clock. </text:span></text:p>
      <text:p text:style-name="P6"/>
      <text:p text:style-name="P4">Implementation</text:p>
      <text:p text:style-name="P5">Interesting Code</text:p>
      <text:p text:style-name="P8"><text:span text:style-name="T4">simulator.c<text:tab/>contains the simulation code. A set of “processes” is loaded and </text:span></text:p>
      <text:p text:style-name="P9"><text:span text:style-name="T4">schedules.c<text:tab/>contains the comparison functions which embody the various scheduling approaches. Since the scheduling approach determines how tasks are prioritized and prioritization is manifested in how the processes are sorted in the heap, each comparison function corresponds to an approach.</text:span></text:p>
      <text:p text:style-name="P9"/>
      <text:p text:style-name="P9"><text:span text:style-name="T1">Data Structures <text:tab/></text:span><text:span text:style-name="T4">(I'm not expected to write these myself, right?)</text:span></text:p>
      <text:p text:style-name="P10"><text:span text:style-name="T4">heap.c<text:tab/>Generic heap implementation for queuing jobs for CPU and IO. </text:span></text:p>
      <text:p text:style-name="P10"><text:span text:style-name="T4"><text:tab/>Source: Jason Marcell </text:span><text:span text:style-name="T5">(jasmarc) </text:span><text:span text:style-name="T4">on GitHub</text:span></text:p>
      <text:p text:style-name="P9"><text:span text:style-name="T4">queue.c<text:tab/>Generic queue for queuing processes before entering the heaps and after execution is completed. Implementation coming soon! </text:span></text:p>
      <text:p text:style-name="P9"/>
      <text:p text:style-name="P9"><text:span text:style-name="T1">Other</text:span></text:p>
      <text:p text:style-name="P11"><text:span text:style-name="T1">expgen.c<text:tab/>Exponential distribution generator to produce burst times. Will be modified to return single values and/or arrays rather than writing to a file. </text:span></text:p>
      <text:p text:style-name="P11"><text:span text:style-name="T1"><text:tab/>Source: Ken Christensen at University of South Florida</text:span></text:p>
      <text:p text:style-name="P11"/>
      <text:p text:style-name="P12">Sample Output</text:p>
      <text:p text:style-name="P12"><text:span text:style-name="T4">The simulator will write meta data to files, which I will analyze and graph in a different program. The files will contain the information about CPU utilization (UT), <text:s/>throughput (THR), turnaround time (TRN), waiting time (WT), and response time (RSP). The simulator will run multiple (10-20) times for each approach, and each file will store the information for one approach, with each line of the file representing an execution of the simulator. <text:s/>Here's an example of an output file, with completely fake data:</text:span></text:p>
      <text:p text:style-name="P12"/>
      <text:p text:style-name="P13"><text:span text:style-name="T4">UT<text:tab/>THR<text:tab/>TRN<text:tab/>WT<text:tab/>RSP</text:span></text:p>
      <text:p text:style-name="P13"><text:span text:style-name="T4">90<text:tab/>6.8<text:tab/>116<text:tab/>22<text:tab/>5<text:tab/></text:span></text:p>
      <text:p text:style-name="P13"><text:span text:style-name="T4">87<text:tab/>7.3<text:tab/>140<text:tab/>27<text:tab/>8</text:span></text:p>
      <text:p text:style-name="P13"><text:span text:style-name="T4">92<text:tab/>6.7<text:tab/>122<text:tab/>20<text:tab/>4</text:span></text:p>
      <text:p text:style-name="P13"><text:span text:style-name="T4">86<text:tab/>7.1<text:tab/>136<text:tab/>26<text:tab/>10</text:span></text:p>
      <text:p text:style-name="P13"><text:span text:style-name="T4">..<text:tab/>...<text:tab/>... <text:tab/>..<text:tab/>..</text:span></text:p>
      <text:p text:style-name="P14"><text:soft-page-break/><text:span text:style-name="T6">Current </text:span>Progress</text:p>
      <text:p text:style-name="P14"/>
      <table:table table:name="Table1" table:style-name="Table1">
        <table:table-column table:style-name="Table1.A" table:number-columns-repeated="3"/>
        <table:table-row>
          <table:table-cell table:style-name="Table1.A1" office:value-type="string">
            <text:p text:style-name="P17">File</text:p>
          </table:table-cell>
          <table:table-cell table:style-name="Table1.A1" office:value-type="string">
            <text:p text:style-name="P17">Done</text:p>
          </table:table-cell>
          <table:table-cell table:style-name="Table1.C1" office:value-type="string">
            <text:p text:style-name="P17">To do</text:p>
          </table:table-cell>
        </table:table-row>
        <table:table-row>
          <table:table-cell table:style-name="Table1.A2" office:value-type="string">
            <text:p text:style-name="P16">simulator</text:p>
          </table:table-cell>
          <table:table-cell table:style-name="Table1.A2" office:value-type="string">
            <text:list xml:id="list8787321835055705591" text:style-name="L1">
              <text:list-header>
                <text:p text:style-name="P18">- Process struct designed</text:p>
                <text:p text:style-name="P18">- Main loop <text:span text:style-name="T4">partially implemented and otherwise pseudocoded/wireframed</text:span></text:p>
              </text:list-header>
            </text:list>
          </table:table-cell>
          <table:table-cell table:style-name="Table1.C2" office:value-type="string">
            <text:list xml:id="list234905560648089" text:continue-numbering="true" text:style-name="L1">
              <text:list-header>
                <text:p text:style-name="P18">- Finish coding simulator</text:p>
                <text:p text:style-name="P18">- Writing to the output file </text:p>
              </text:list-header>
            </text:list>
          </table:table-cell>
        </table:table-row>
        <table:table-row>
          <table:table-cell table:style-name="Table1.A2" office:value-type="string">
            <text:p text:style-name="P16">schedules</text:p>
          </table:table-cell>
          <table:table-cell table:style-name="Table1.A2" office:value-type="string">
            <text:p text:style-name="P14"><text:span text:style-name="T4">- FCFS and SJF comparison functions written, but those were the easy ones</text:span></text:p>
          </table:table-cell>
          <table:table-cell table:style-name="Table1.C2" office:value-type="string">
            <text:p text:style-name="P14"><text:span text:style-name="T4">- STRF and RR are preemptive approaches, so they will take more consideration</text:span></text:p>
            <text:p text:style-name="P14"><text:span text:style-name="T4">- Make the function parameters void pointers, as the heap requires. Alternately, change the heap so that it is not generic</text:span></text:p>
          </table:table-cell>
        </table:table-row>
        <table:table-row>
          <table:table-cell table:style-name="Table1.A2" office:value-type="string">
            <text:p text:style-name="P16">heap</text:p>
          </table:table-cell>
          <table:table-cell table:style-name="Table1.A2" office:value-type="string">
            <text:p text:style-name="P16">- Acquired</text:p>
          </table:table-cell>
          <table:table-cell table:style-name="Table1.C2" office:value-type="string">
            <text:p text:style-name="P16">--</text:p>
          </table:table-cell>
        </table:table-row>
        <table:table-row>
          <table:table-cell table:style-name="Table1.A2" office:value-type="string">
            <text:p text:style-name="P16">queue</text:p>
          </table:table-cell>
          <table:table-cell table:style-name="Table1.A2" office:value-type="string">
            <text:p text:style-name="P15">--</text:p>
          </table:table-cell>
          <table:table-cell table:style-name="Table1.C2" office:value-type="string">
            <text:p text:style-name="P16">- Find an implementation</text:p>
          </table:table-cell>
        </table:table-row>
        <table:table-row>
          <table:table-cell table:style-name="Table1.A2" office:value-type="string">
            <text:p text:style-name="P16">expgen</text:p>
          </table:table-cell>
          <table:table-cell table:style-name="Table1.A2" office:value-type="string">
            <text:p text:style-name="P16">- Acquired</text:p>
          </table:table-cell>
          <table:table-cell table:style-name="Table1.C2" office:value-type="string">
            <text:p text:style-name="P16">- Adapt to not write to file, but simply return a single value or array </text:p>
          </table:table-cell>
        </table:table-row>
      </table:table>
      <text:p text:style-name="P1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22:29:11.292392109</meta:creation-date>
    <dc:date>2016-12-06T23:49:04.744963680</dc:date>
    <meta:editing-duration>PT31M1S</meta:editing-duration>
    <meta:editing-cycles>5</meta:editing-cycles>
    <meta:generator>LibreOffice/4.2.8.2$Linux_x86 LibreOffice_project/420m0$Build-2</meta:generator>
    <meta:document-statistic meta:table-count="1" meta:image-count="0" meta:object-count="0" meta:page-count="2" meta:paragraph-count="48" meta:word-count="470" meta:character-count="2844" meta:non-whitespace-character-count="2410"/>
  </office:meta>
</office:document-meta>
</file>